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T1" style:family="text">
      <style:text-properties officeooo:rsid="001f03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re you able to make wp plugin for scheduling and playing videos from cloud bunny.net/stream via api</text:p>
      <text:p text:style-name="Text_20_body">05:13 PM</text:p>
      <text:p text:style-name="Text_20_body">Yes, I can help you create a WordPress plugin for video scheduling and streaming from CloudBunny.net. Here's a high-level overview of the plugin development:<text:line-break/><text:line-break/>Key Features:<text:line-break/>1. CloudBunny.net API Integration<text:line-break/>- Authentication<text:line-break/>- Video retrieval<text:line-break/>- Streaming capabilities<text:line-break/><text:line-break/>2. Potential Plugin Functionalities:<text:line-break/>- Video scheduling<text:line-break/>- Automatic playlist generation<text:line-break/>- Custom post type for videos<text:line-break/>- Shortcode for embedding<text:line-break/>- Admin management interface<text:line-break/><text:line-break/>3. Technical Components:<text:line-break/>- WordPress REST API integration<text:line-break/>- Custom post type<text:line-break/>- Metabox for video details<text:line-break/>- Shortcode generator<text:line-break/>- CloudBunny.net API wrapper<text:line-break/><text:line-break/>4. Development Approach:<text:line-break/>- PHP-based WordPress plugin<text:line-break/>- Use WordPress plugin boilerplate<text:line-break/>- Implement secure API calls<text:line-break/>- Create admin settings page<text:line-break/>- Handle video metadata<text:line-break/><text:line-break/>Would you like me to draft a basic plugin structure or discuss specific implementation details?</text:p>
      <text:p text:style-name="Text_20_body">05:13 PM✓</text:p>
      <text:p text:style-name="Text_20_body">yes please do</text:p>
      <text:p text:style-name="Text_20_body">05:13 PM</text:p>
      <text:p text:style-name="Text_20_body">Here's a basic plugin structure for WordPress video scheduling with CloudBunny.net:<text:line-break/><text:line-break/>1. Plugin File Structure:<text:line-break/>```<text:line-break/><text:soft-page-break/>cloudbunny-video-scheduler/<text:line-break/>├── cloudbunny-video-scheduler.php<text:line-break/>├── includes/<text:line-break/>│ ├── class-api-handler.php<text:line-break/>│ ├── class-video-post-type.php<text:line-break/>│ ├── class-scheduler.php<text:line-break/>│ └── class-shortcode.php<text:line-break/>├── admin/<text:line-break/>│ ├── class-admin-settings.php<text:line-break/>│ └── admin-page.php<text:line-break/>├── assets/<text:line-break/>│ ├── css/<text:line-break/>│ └── js/<text:line-break/>└── readme.txt<text:line-break/>```<text:line-break/><text:line-break/>2. Main Plugin File (bunny-video-scheduler.php):<text:line-break/>```php<text:line-break/>&lt;?php<text:line-break/>/*<text:line-break/>Plugin Name: Bunny Video Scheduler<text:line-break/>Description: Schedule and stream videos from Bunny.net<text:line-break/>Version: 1.0<text:line-break/>Author: <text:span text:style-name="T1">EstonianWitchesAssociation</text:span><text:line-break/>*/<text:line-break/><text:line-break/>if (!defined('ABSPATH')) exit;<text:line-break/><text:line-break/>class CloudBunnyVideoScheduler {<text:line-break/>public function __construct() {<text:line-break/>$this-&gt;load_dependencies();<text:line-break/>$this-&gt;init_hooks();<text:line-break/>}<text:line-break/><text:line-break/>private function load_dependencies() {<text:line-break/>require_once plugin_dir_path(__FILE__) . 'includes/class-api-handler.php';<text:line-break/>require_once plugin_dir_path(__FILE__) . 'includes/class-video-post-type.php';<text:line-break/>require_once plugin_dir_path(__FILE__) . 'includes/class-scheduler.php';<text:line-break/>require_once plugin_dir_path(__FILE__) . 'includes/class-shortcode.php';<text:line-break/>require_once plugin_dir_path(__FILE__) . 'admin/class-admin-settings.php';<text:line-break/>}<text:line-break/><text:line-break/><text:soft-page-break/>private function init_hooks() {<text:line-break/>// Initialize plugin components<text:line-break/>add_action('init', array($this, 'register_post_types'));<text:line-break/>add_action('admin_menu', array($this, 'add_admin_menu'));<text:line-break/>}<text:line-break/><text:line-break/>public function register_post_types() {<text:line-break/>// Register custom post type for videos<text:line-break/>}<text:line-break/><text:line-break/>public function add_admin_menu() {<text:line-break/>// Add admin menu for plugin settings<text:line-break/>}<text:line-break/>}<text:line-break/><text:line-break/>new BunnyVideoScheduler();<text:line-break/>```<text:line-break/><text:line-break/>3. API Handler (includes/class-api-handler.php):<text:line-break/>```php<text:line-break/>&lt;?php<text:line-break/>class BunnyAPIHandler {<text:line-break/>private $api_key;<text:line-break/><text:a xlink:type="simple" xlink:href="https://api.cloudbunny.net/stream/';" office:target-frame-name="_blank" xlink:show="new" text:style-name="Internet_20_link" text:visited-style-name="Visited_20_Internet_20_Link">🤖URLhttps://api.bunny.net/stream/';</text:a><text:line-break/>public function __construct($api_key) {<text:line-break/>$this-&gt;api_key = $api_key;<text:line-break/>}<text:line-break/><text:line-break/>public function get_videos() {<text:line-break/>// Fetch videos from Bunny API<text:line-break/>}<text:line-break/><text:line-break/>public function schedule_video($video_id, $schedule_time) {<text:line-break/>// Schedule video via API<text:line-break/>}<text:line-break/><text:line-break/>private function make_api_request($endpoint, $method = 'GET', $data = []) {<text:line-break/>// Handle API authentication and requests<text:line-break/>}<text:line-break/>}<text:line-break/>```<text:line-break/><text:line-break/><text:soft-page-break/>4. Video Post Type (includes/class-video-post-type.php):<text:line-break/>```php<text:line-break/>&lt;?php<text:line-break/>class BunnyVideoPostType {<text:line-break/>public function register() {<text:line-break/>register_post_type('bunny_video', [<text:line-break/>'labels' =&gt; [<text:line-break/>'name' =&gt; 'Bunny Videos',<text:line-break/>'singular_name' =&gt; 'Bunny Video'<text:line-break/>],<text:line-break/>'public' =&gt; true,<text:line-break/>'has_archive' =&gt; true,<text:line-break/>'supports' =&gt; ['title', 'editor', 'custom-fields']<text:line-break/>]);<text:line-break/>}<text:line-break/><text:line-break/>public function add_meta_boxes() {<text:line-break/>// Add custom meta boxes for video details<text:line-break/>}<text:line-break/>}<text:line-break/>```<text:line-break/><text:line-break/>5. Scheduler (includes/class-scheduler.php):<text:line-break/>```php<text:line-break/>&lt;?php<text:line-break/>class BunnyScheduler {<text:line-break/>public function schedule_video_playback($video_id, $schedule_time) {<text:line-break/>// Use WordPress cron to schedule video<text:line-break/>wp_schedule_single_event($schedule_time, 'bunny_play_video', [$video_id]);<text:line-break/>}<text:line-break/><text:line-break/>public function play_scheduled_video($video_id) {<text:line-break/>// Logic to play scheduled video<text:line-break/>}<text:line-break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oft-page-break/>please do everything needed to create and deploy it</text:p>
      <text:p text:style-name="Text_20_body">05:14 PM</text:p>
      <text:p text:style-name="Text_20_body">I'll provide a comprehensive guide to creating and deploying the Bunny Video Scheduler WordPress Plugin:<text:line-break/><text:line-break/>1. Prerequisites:<text:line-break/>- WordPress development environment<text:line-break/>- CloudBunny.net API credentials<text:line-break/>- Basic PHP and WordPress knowledge<text:line-break/>- Code editor (VSCode recommended)<text:line-break/><text:line-break/>2. Development Steps:<text:line-break/><text:line-break/>A. Create Plugin Directory Structure:<text:line-break/>```bash<text:line-break/>mkdir wp-content/plugins/cloudbunny-video-scheduler<text:line-break/>cd cloudbunny-video-scheduler<text:line-break/>touch cloudbunny-video-scheduler.php<text:line-break/>mkdir includes admin assets<text:line-break/>mkdir -p assets/css assets/js<text:line-break/>```<text:line-break/><text:line-break/>B. Main Plugin File (cloudbunny-video-scheduler.php):<text:line-break/>```php<text:line-break/>&lt;?php<text:line-break/>/*<text:line-break/>Plugin Name: CloudBunny Video Scheduler<text:line-break/>Description: Schedule and stream videos from CloudBunny.net<text:line-break/>Version: 1.0<text:line-break/>Author: Your Name<text:line-break/>*/<text:line-break/><text:line-break/>if (!defined('ABSPATH')) exit;<text:line-break/><text:line-break/>class CloudBunnyVideoScheduler {<text:line-break/>private $api_handler;<text:line-break/>private $scheduler;<text:line-break/><text:line-break/>public function __construct() {<text:line-break/>$this-&gt;load_dependencies();<text:line-break/>$this-&gt;init_hooks();<text:line-break/>}<text:line-break/><text:soft-page-break/><text:line-break/>private function load_dependencies() {<text:line-break/>require_once plugin_dir_path(__FILE__) . 'includes/class-api-handler.php';<text:line-break/>require_once plugin_dir_path(__FILE__) . 'includes/class-video-post-type.php';<text:line-break/>require_once plugin_dir_path(__FILE__) . 'includes/class-scheduler.php';<text:line-break/>}<text:line-break/><text:line-break/>private function init_hooks() {<text:line-break/>add_action('init', [$this, 'register_post_types']);<text:line-break/>add_action('admin_menu', [$this, 'add_admin_menu']);<text:line-break/>add_action('admin_init', [$this, 'register_settings']);<text:line-break/>}<text:line-break/><text:line-break/>public function register_post_types() {<text:line-break/>$video_post_type = new CloudBunnyVideoPostType();<text:line-break/>$video_post_type-&gt;register();<text:line-break/>}<text:line-break/><text:line-break/>public function add_admin_menu() {<text:line-break/>add_menu_page(<text:line-break/>'CloudBunny Settings', <text:line-break/>'CloudBunny', <text:line-break/>'manage_options', <text:line-break/>'cloudbunny-settings', <text:line-break/>[$this, 'render_settings_page']<text:line-break/>);<text:line-break/>}<text:line-break/><text:line-break/>public function register_settings() {<text:line-break/>register_setting('cloudbunny_settings_group', 'cloudbunny_api_key');<text:line-break/>register_setting('cloudbunny_settings_group', 'cloudbunny_stream_url');<text:line-break/>}<text:line-break/><text:line-break/>public function render_settings_page() {<text:line-break/>?&gt;<text:line-break/>&lt;div class="wrap"&gt;<text:line-break/>&lt;h1&gt;CloudBunny Video Scheduler Settings&lt;/h1&gt;<text:line-break/>&lt;form method="post" action="options.php"&gt;<text:line-break/>&lt;?php<text:line-break/>settings_fields('cloudbunny_settings_group');<text:line-break/>do_settings_sections('cloudbunny_settings_group');<text:line-break/>?&gt;<text:line-break/><text:soft-page-break/>&lt;table class="form-table"&gt;<text:line-break/>&lt;tr&gt;<text:line-break/>&lt;th&gt;API Key&lt;/th&gt;<text:line-break/>&lt;td&gt;<text:line-break/>&lt;input <text:line-break/>type="text" <text:line-break/>name="cloudbunny_api_key" <text:line-break/>value="&lt;?php echo esc_attr(get_option('cloudbunny_api_key')); ?&gt;"<text:line-break/>/&gt;<text:line-break/>&lt;/td&gt;<text:line-break/>&lt;/tr&gt;<text:line-break/>&lt;tr&gt;<text:line-break/>&lt;th&gt;Stream URL&lt;/th&gt;<text:line-break/>&lt;td&gt;<text:line-break/>&lt;input <text:line-break/>type="text" <text:line-break/>name="cloudbunny_stream_url" <text:line-break/>value="&lt;?php echo esc_attr(get_option('cloudbunny_stream_url')); ?&gt;"<text:line-break/>/&gt;<text:line-break/>&lt;/td&gt;<text:line-break/>&lt;/tr&gt;<text:line-break/>&lt;/table&gt;<text:line-break/>&lt;?php submit_button(); ?&gt;<text:line-break/>&lt;/form&gt;<text:line-break/>&lt;/div&gt;<text:line-break/>&lt;?php<text:line-break/>}<text:line-break/>}<text:line-break/><text:line-break/>new CloudBunnyVideoScheduler();<text:line-break/>```<text:line-break/><text:line-break/>C. API Handler (includes/class-api-handler.php):<text:line-break/>```php<text:line-break/>&lt;?php<text:line-break/>class CloudBunnyAPIHandler {<text:line-break/>private $api_key;<text:line-break/>private $base_url;<text:line-break/><text:line-break/>public function __construct() {<text:line-break/>$this-&gt;api_key = get_option('cloudbunny_api_key');<text:line-break/>$this-&gt;base_url = get_option('cloudbunny_stream_url');<text:line-break/><text:soft-page-break/>}<text:line-break/><text:line-break/>public function get_videos() {<text:line-break/>$response = wp_remote_get($this-&gt;base_url . '/videos', [<text:line-break/>'headers' =&gt; [<text:line-break/>'Authorization' =&gt; 'Bearer ' . $this-&gt;api_key<text:line-break/>]<text:line-break/>]);<text:line-break/><text:line-break/>if (is_wp_error($response)) {<text:line-break/>return [];<text:line-break/>}<text:line-break/><text:line-break/>return json_decode(wp_remote_retrieve_body($response), true);<text:line-break/>}<text:line-break/>}<text:line-break/>```<text:line-break/><text:line-break/>D. Video Post Type (includes/class-video-post-type.php):<text:line-break/>```php<text:line-break/>&lt;?php<text:line-break/>class CloudBunnyVideoPostType {<text:line-break/>public function register() {<text:line-break/>register_post_type('cloudbunny_video', [<text:line-break/>'labels' =&gt; [<text:line-break/>'name' =&gt; 'CloudBunny Videos',<text:line-break/>'singular_name' =&gt; 'CloudBunny Video'<text:line-break/>],<text:line-break/>'public' =&gt; true,<text:line-break/>'has_archive' =&gt; true,<text:line-break/>'supports' =&gt; ['title', 'editor', 'custom-fields']<text:line-break/>]);<text:line-break/>}<text:line-break/>}<text:line-break/>```<text:line-break/><text:line-break/>3. Deployment Checklist:<text:line-break/>- Test plugin in local WordPress environment<text:line-break/>- Validate all functionalities<text:line-break/>- Add error handling<text:line-break/>- Create readme.txt<text:line-break/>- Add screenshots<text:line-break/><text:soft-page-break/>- Compress plugin folder<text:line-break/><text:line-break/>4. Deployment Steps:<text:line-break/>```bash<text:line-break/># Compress plugin<text:line-break/>zip -r cloudbunny-video-scheduler.zip cloudbunny-video-scheduler<text:line-break/><text:line-break/># Manual WordPress installation:<text:line-break/># Plugins &gt; Add New &gt; Upload Plugin<text:line-break/>```<text:line-break/><text:line-break/>5. WordPress.org Submission (Optional):<text:line-break/>- Create SVN repository<text:line-break/>- Follow WordPress plugin submission guidelines<text:line-break/><text:line-break/>Recommendations:<text:line-break/>- Add comprehensive error handling<text:line-break/>- Implement security checks<text:line-break/>- Create detailed documentation<text:line-break/>- Add internationalization support<text:line-break/><text:line-break/>Would you like me to elaborate on any specific aspect of plugin development?</text:p>
      <text:p text:style-name="P1">05:14 PM✓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27T17:13:51.144000000</meta:creation-date>
    <dc:date>2024-12-27T17:46:12.978000000</dc:date>
    <meta:editing-duration>PT22M10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9" meta:paragraph-count="11" meta:word-count="902" meta:character-count="8078" meta:non-whitespace-character-count="7129"/>
  </office:meta>
</office:document-meta>
</file>